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attack_with_mom</text:p>
          </table:table-cell>
          <table:table-cell table:style-name="ce12" office:value-type="string" calcext:value-type="string">
            <text:p>use_frost_arrow</text:p>
          </table:table-cell>
          <table:table-cell table:style-name="ce10" office:value-type="string" calcext:value-type="string">
            <text:p>use_frost_arrow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use_mom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attack_with_mom</text:p>
          </table:table-cell>
          <table:table-cell table:style-name="ce12" office:value-type="string" calcext:value-type="string">
            <text:p>use_frost_arrow</text:p>
          </table:table-cell>
          <table:table-cell table:style-name="ce10" office:value-type="string" calcext:value-type="string">
            <text:p>use_frost_arrow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use_mom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 style:data-style-name="N2" text:time-value="21:18:44.531271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12T21:55:25.411875615</dc:date>
    <meta:editing-duration>P3DT2H11M25S</meta:editing-duration>
    <meta:editing-cycles>2610</meta:editing-cycles>
    <dc:creator>Ilya Shpigor</dc:creator>
    <meta:document-statistic meta:table-count="5" meta:cell-count="375" meta:object-count="0"/>
  </office:meta>
</office:document-meta>
</file>